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a38" officeooo:paragraph-rsid="001a5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05:51:57.211359098</meta:creation-date>
    <dc:date>2021-10-28T05:52:24.554099021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